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89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33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L_12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default-cell-style-name="ce33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>
          <table:table-cell office:value-type="string" calcext:value-type="string">
            <text:p>Alg_2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02" calcext:value-type="float">
            <text:p>268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37" calcext:value-type="float">
            <text:p>261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37" calcext:value-type="float">
            <text:p>260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87" calcext:value-type="float">
            <text:p>259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3" calcext:value-type="float">
            <text:p>260,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7" calcext:value-type="float">
            <text:p>259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22" calcext:value-type="float">
            <text:p>258,2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2" calcext:value-type="float">
            <text:p>259,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46" calcext:value-type="float">
            <text:p>258,4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08" calcext:value-type="float">
            <text:p>260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65" calcext:value-type="float">
            <text:p>259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4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4.58" calcext:value-type="float">
            <text:p>254,5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2:.J35])" office:value-type="float" office:value="259.985" calcext:value-type="float">
            <text:p>259,9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39" calcext:value-type="float">
            <text:p>260,3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29" calcext:value-type="float">
            <text:p>259,2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1" calcext:value-type="float">
            <text:p>260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28" calcext:value-type="float">
            <text:p>258,2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23" calcext:value-type="float">
            <text:p>260,2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37" calcext:value-type="float">
            <text:p>261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91" calcext:value-type="float">
            <text:p>260,9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55" calcext:value-type="float">
            <text:p>262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72" calcext:value-type="float">
            <text:p>263,7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56" calcext:value-type="float">
            <text:p>262,5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97" calcext:value-type="float">
            <text:p>260,9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38:.J71])" office:value-type="float" office:value="261.114166666667" calcext:value-type="float">
            <text:p>261,1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26" calcext:value-type="float">
            <text:p>263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42" calcext:value-type="float">
            <text:p>265,4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78" calcext:value-type="float">
            <text:p>264,7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01" calcext:value-type="float">
            <text:p>262,0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21" calcext:value-type="float">
            <text:p>262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69" calcext:value-type="float">
            <text:p>261,6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04" calcext:value-type="float">
            <text:p>265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16" calcext:value-type="float">
            <text:p>262,1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69" calcext:value-type="float">
            <text:p>263,6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3" calcext:value-type="float">
            <text:p>263,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91" calcext:value-type="float">
            <text:p>262,9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2" calcext:value-type="float">
            <text:p>264,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74:.J107])" office:value-type="float" office:value="263.389166666667" calcext:value-type="float">
            <text:p>263,3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1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1.42" calcext:value-type="float">
            <text:p>271,4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04" calcext:value-type="float">
            <text:p>270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1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1.08" calcext:value-type="float">
            <text:p>271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23" calcext:value-type="float">
            <text:p>270,2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33" calcext:value-type="float">
            <text:p>270,3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9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9.81" calcext:value-type="float">
            <text:p>269,8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98" calcext:value-type="float">
            <text:p>268,9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32" calcext:value-type="float">
            <text:p>270,3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11" calcext:value-type="float">
            <text:p>268,1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69" calcext:value-type="float">
            <text:p>267,6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9.32" calcext:value-type="float">
            <text:p>269,3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1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1.04" calcext:value-type="float">
            <text:p>271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10:.J143])" office:value-type="float" office:value="269.864166666667" calcext:value-type="float">
            <text:p>269,8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34" calcext:value-type="float">
            <text:p>249,3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84" calcext:value-type="float">
            <text:p>248,8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57" calcext:value-type="float">
            <text:p>241,5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51" calcext:value-type="float">
            <text:p>247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28" calcext:value-type="float">
            <text:p>239,2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6" calcext:value-type="float">
            <text:p>246,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65" calcext:value-type="float">
            <text:p>241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84" calcext:value-type="float">
            <text:p>240,8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33" calcext:value-type="float">
            <text:p>239,3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67" calcext:value-type="float">
            <text:p>238,6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57" calcext:value-type="float">
            <text:p>243,5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54" calcext:value-type="float">
            <text:p>241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46:.J179])" office:value-type="float" office:value="243.228333333333" calcext:value-type="float">
            <text:p>243,2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25" calcext:value-type="float">
            <text:p>247,2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86" calcext:value-type="float">
            <text:p>249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4" calcext:value-type="float">
            <text:p>246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97" calcext:value-type="float">
            <text:p>244,9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37" calcext:value-type="float">
            <text:p>244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27" calcext:value-type="float">
            <text:p>241,2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84" calcext:value-type="float">
            <text:p>247,8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22" calcext:value-type="float">
            <text:p>249,2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78" calcext:value-type="float">
            <text:p>249,7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02" calcext:value-type="float">
            <text:p>242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18" calcext:value-type="float">
            <text:p>244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34" calcext:value-type="float">
            <text:p>252,3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82:.J215])" office:value-type="float" office:value="246.625" calcext:value-type="float">
            <text:p>246,6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06" calcext:value-type="float">
            <text:p>250,0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29" calcext:value-type="float">
            <text:p>246,2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8" calcext:value-type="float">
            <text:p>244,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87" calcext:value-type="float">
            <text:p>247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41" calcext:value-type="float">
            <text:p>250,4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77" calcext:value-type="float">
            <text:p>245,7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64" calcext:value-type="float">
            <text:p>244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15" calcext:value-type="float">
            <text:p>240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06" calcext:value-type="float">
            <text:p>239,0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36" calcext:value-type="float">
            <text:p>245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31" calcext:value-type="float">
            <text:p>244,3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1" calcext:value-type="float">
            <text:p>242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218:.J251])" office:value-type="float" office:value="245.068333333333" calcext:value-type="float">
            <text:p>245,0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05" calcext:value-type="float">
            <text:p>249,0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4" calcext:value-type="float">
            <text:p>251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67" calcext:value-type="float">
            <text:p>248,6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1" calcext:value-type="float">
            <text:p>248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69" calcext:value-type="float">
            <text:p>250,6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67" calcext:value-type="float">
            <text:p>251,6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3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3.29" calcext:value-type="float">
            <text:p>253,2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26" calcext:value-type="float">
            <text:p>257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16" calcext:value-type="float">
            <text:p>248,1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43" calcext:value-type="float">
            <text:p>252,4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31" calcext:value-type="float">
            <text:p>250,3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19" calcext:value-type="float">
            <text:p>249,1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254:.J287])" office:value-type="float" office:value="250.851666666667" calcext:value-type="float">
            <text:p>250,8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02" calcext:value-type="float">
            <text:p>220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2" calcext:value-type="float">
            <text:p>214,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4" calcext:value-type="float">
            <text:p>214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01" calcext:value-type="float">
            <text:p>217,0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12" calcext:value-type="float">
            <text:p>214,1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14" calcext:value-type="float">
            <text:p>215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54" calcext:value-type="float">
            <text:p>215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23" calcext:value-type="float">
            <text:p>217,2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42" calcext:value-type="float">
            <text:p>214,4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47" calcext:value-type="float">
            <text:p>216,4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27" calcext:value-type="float">
            <text:p>218,2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21" calcext:value-type="float">
            <text:p>220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290:.J323])" office:value-type="float" office:value="216.419166666667" calcext:value-type="float">
            <text:p>216,4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59" calcext:value-type="float">
            <text:p>218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64" calcext:value-type="float">
            <text:p>218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87" calcext:value-type="float">
            <text:p>220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9" calcext:value-type="float">
            <text:p>219,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02" calcext:value-type="float">
            <text:p>221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53" calcext:value-type="float">
            <text:p>220,5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12" calcext:value-type="float">
            <text:p>220,1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78" calcext:value-type="float">
            <text:p>220,7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88" calcext:value-type="float">
            <text:p>219,8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21" calcext:value-type="float">
            <text:p>222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33" calcext:value-type="float">
            <text:p>220,3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82" calcext:value-type="float">
            <text:p>219,8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326:.J359])" office:value-type="float" office:value="220.224166666667" calcext:value-type="float">
            <text:p>220,2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52" calcext:value-type="float">
            <text:p>220,5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42" calcext:value-type="float">
            <text:p>221,4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77" calcext:value-type="float">
            <text:p>221,7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63" calcext:value-type="float">
            <text:p>219,6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46" calcext:value-type="float">
            <text:p>216,4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73" calcext:value-type="float">
            <text:p>217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55" calcext:value-type="float">
            <text:p>215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21" calcext:value-type="float">
            <text:p>218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17" calcext:value-type="float">
            <text:p>218,1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67" calcext:value-type="float">
            <text:p>219,6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05" calcext:value-type="float">
            <text:p>216,0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25" calcext:value-type="float">
            <text:p>219,2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362:.J395])" office:value-type="float" office:value="218.7025" calcext:value-type="float">
            <text:p>218,7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8" calcext:value-type="float">
            <text:p>223,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25" calcext:value-type="float">
            <text:p>223,2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45" calcext:value-type="float">
            <text:p>219,4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06" calcext:value-type="float">
            <text:p>221,0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11" calcext:value-type="float">
            <text:p>223,1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52" calcext:value-type="float">
            <text:p>224,5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.43" calcext:value-type="float">
            <text:p>225,4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18" calcext:value-type="float">
            <text:p>224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.09" calcext:value-type="float">
            <text:p>225,0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59" calcext:value-type="float">
            <text:p>224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8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.54" calcext:value-type="float">
            <text:p>225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398:.J431])" office:value-type="float" office:value="224.001666666667" calcext:value-type="float">
            <text:p>224,0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04" calcext:value-type="float">
            <text:p>201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05" calcext:value-type="float">
            <text:p>201,0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64" calcext:value-type="float">
            <text:p>201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71" calcext:value-type="float">
            <text:p>200,7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73" calcext:value-type="float">
            <text:p>201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73" calcext:value-type="float">
            <text:p>201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77" calcext:value-type="float">
            <text:p>197,7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75" calcext:value-type="float">
            <text:p>194,7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95" calcext:value-type="float">
            <text:p>196,9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24" calcext:value-type="float">
            <text:p>195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49" calcext:value-type="float">
            <text:p>195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72" calcext:value-type="float">
            <text:p>193,7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434:.J467])" office:value-type="float" office:value="198.485" calcext:value-type="float">
            <text:p>198,4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96" calcext:value-type="float">
            <text:p>194,9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43" calcext:value-type="float">
            <text:p>194,4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73" calcext:value-type="float">
            <text:p>196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54" calcext:value-type="float">
            <text:p>194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16" calcext:value-type="float">
            <text:p>196,1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88" calcext:value-type="float">
            <text:p>195,8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96" calcext:value-type="float">
            <text:p>194,9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73" calcext:value-type="float">
            <text:p>194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87" calcext:value-type="float">
            <text:p>195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38" calcext:value-type="float">
            <text:p>199,3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37" calcext:value-type="float">
            <text:p>204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77" calcext:value-type="float">
            <text:p>200,7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470:.J503])" office:value-type="float" office:value="196.898333333333" calcext:value-type="float">
            <text:p>196,9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38" calcext:value-type="float">
            <text:p>201,3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09" calcext:value-type="float">
            <text:p>202,0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71" calcext:value-type="float">
            <text:p>201,7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71" calcext:value-type="float">
            <text:p>202,7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07" calcext:value-type="float">
            <text:p>203,0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22" calcext:value-type="float">
            <text:p>202,2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99" calcext:value-type="float">
            <text:p>202,9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48" calcext:value-type="float">
            <text:p>202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08" calcext:value-type="float">
            <text:p>202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64" calcext:value-type="float">
            <text:p>202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55" calcext:value-type="float">
            <text:p>202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87" calcext:value-type="float">
            <text:p>199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506:.J539])" office:value-type="float" office:value="202.149166666667" calcext:value-type="float">
            <text:p>202,1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28" calcext:value-type="float">
            <text:p>197,2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86" calcext:value-type="float">
            <text:p>197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42" calcext:value-type="float">
            <text:p>198,4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55" calcext:value-type="float">
            <text:p>197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57" calcext:value-type="float">
            <text:p>202,5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57" calcext:value-type="float">
            <text:p>199,5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2" calcext:value-type="float">
            <text:p>199,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41" calcext:value-type="float">
            <text:p>196,4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1" calcext:value-type="float">
            <text:p>200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89" calcext:value-type="float">
            <text:p>199,8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53" calcext:value-type="float">
            <text:p>198,5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39" calcext:value-type="float">
            <text:p>199,3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542:.J575])" office:value-type="float" office:value="198.8975" calcext:value-type="float">
            <text:p>198,9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33" calcext:value-type="float">
            <text:p>170,3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12" calcext:value-type="float">
            <text:p>169,1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8" calcext:value-type="float">
            <text:p>176,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65" calcext:value-type="float">
            <text:p>180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43" calcext:value-type="float">
            <text:p>180,4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97" calcext:value-type="float">
            <text:p>181,9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2" calcext:value-type="float">
            <text:p>181,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65" calcext:value-type="float">
            <text:p>180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29" calcext:value-type="float">
            <text:p>181,2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9" calcext:value-type="float">
            <text:p>181,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42" calcext:value-type="float">
            <text:p>181,4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95" calcext:value-type="float">
            <text:p>180,9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578:.J611])" office:value-type="float" office:value="178.8925" calcext:value-type="float">
            <text:p>178,8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7" calcext:value-type="float">
            <text:p>180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87" calcext:value-type="float">
            <text:p>180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1" calcext:value-type="float">
            <text:p>181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96" calcext:value-type="float">
            <text:p>180,9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9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9.99" calcext:value-type="float">
            <text:p>179,9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03" calcext:value-type="float">
            <text:p>181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87" calcext:value-type="float">
            <text:p>173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02" calcext:value-type="float">
            <text:p>172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81" calcext:value-type="float">
            <text:p>169,8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2" calcext:value-type="float">
            <text:p>170,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24" calcext:value-type="float">
            <text:p>171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11" calcext:value-type="float">
            <text:p>170,1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614:.J647])" office:value-type="float" office:value="175.991666666667" calcext:value-type="float">
            <text:p>175,9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59" calcext:value-type="float">
            <text:p>171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53" calcext:value-type="float">
            <text:p>168,5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63" calcext:value-type="float">
            <text:p>172,6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79" calcext:value-type="float">
            <text:p>169,7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51" calcext:value-type="float">
            <text:p>170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76" calcext:value-type="float">
            <text:p>169,7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47" calcext:value-type="float">
            <text:p>169,4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02" calcext:value-type="float">
            <text:p>169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86" calcext:value-type="float">
            <text:p>171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83" calcext:value-type="float">
            <text:p>169,8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83" calcext:value-type="float">
            <text:p>172,8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9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9.21" calcext:value-type="float">
            <text:p>179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650:.J683])" office:value-type="float" office:value="171.2525" calcext:value-type="float">
            <text:p>171,2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78" calcext:value-type="float">
            <text:p>180,7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2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2.24" calcext:value-type="float">
            <text:p>182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3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3.03" calcext:value-type="float">
            <text:p>183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2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2.45" calcext:value-type="float">
            <text:p>182,4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7" calcext:value-type="float">
            <text:p>181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2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2.07" calcext:value-type="float">
            <text:p>182,0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83" calcext:value-type="float">
            <text:p>181,8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83" calcext:value-type="float">
            <text:p>180,8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3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3.07" calcext:value-type="float">
            <text:p>183,0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2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2.01" calcext:value-type="float">
            <text:p>182,0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2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2.24" calcext:value-type="float">
            <text:p>182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2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2.72" calcext:value-type="float">
            <text:p>182,7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686:.J719])" office:value-type="float" office:value="182.080833333333" calcext:value-type="float">
            <text:p>182,0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31" calcext:value-type="float">
            <text:p>162,3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16" calcext:value-type="float">
            <text:p>160,1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18" calcext:value-type="float">
            <text:p>161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4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4.41" calcext:value-type="float">
            <text:p>154,4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37" calcext:value-type="float">
            <text:p>148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7" calcext:value-type="float">
            <text:p>147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21" calcext:value-type="float">
            <text:p>147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65" calcext:value-type="float">
            <text:p>147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46" calcext:value-type="float">
            <text:p>147,4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64" calcext:value-type="float">
            <text:p>148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53" calcext:value-type="float">
            <text:p>147,5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69" calcext:value-type="float">
            <text:p>147,6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722:.J755])" office:value-type="float" office:value="151.6925" calcext:value-type="float">
            <text:p>151,6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25" calcext:value-type="float">
            <text:p>148,2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65" calcext:value-type="float">
            <text:p>148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5" calcext:value-type="float">
            <text:p>148,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52" calcext:value-type="float">
            <text:p>148,5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86" calcext:value-type="float">
            <text:p>147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17" calcext:value-type="float">
            <text:p>148,1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14" calcext:value-type="float">
            <text:p>147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33" calcext:value-type="float">
            <text:p>148,3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51" calcext:value-type="float">
            <text:p>147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57" calcext:value-type="float">
            <text:p>148,5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52" calcext:value-type="float">
            <text:p>149,5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15" calcext:value-type="float">
            <text:p>160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758:.J791])" office:value-type="float" office:value="149.264166666667" calcext:value-type="float">
            <text:p>149,2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92" calcext:value-type="float">
            <text:p>159,9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11" calcext:value-type="float">
            <text:p>161,1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67" calcext:value-type="float">
            <text:p>160,6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03" calcext:value-type="float">
            <text:p>161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7" calcext:value-type="float">
            <text:p>160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9" calcext:value-type="float">
            <text:p>159,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74" calcext:value-type="float">
            <text:p>159,7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51" calcext:value-type="float">
            <text:p>160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47" calcext:value-type="float">
            <text:p>160,4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24" calcext:value-type="float">
            <text:p>161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48" calcext:value-type="float">
            <text:p>160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12" calcext:value-type="float">
            <text:p>162,1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794:.J827])" office:value-type="float" office:value="160.6575" calcext:value-type="float">
            <text:p>160,6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72" calcext:value-type="float">
            <text:p>160,7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3" calcext:value-type="float">
            <text:p>159,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73" calcext:value-type="float">
            <text:p>160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26" calcext:value-type="float">
            <text:p>161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7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7.67" calcext:value-type="float">
            <text:p>157,6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4" calcext:value-type="float">
            <text:p>148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04" calcext:value-type="float">
            <text:p>148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17" calcext:value-type="float">
            <text:p>148,1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04" calcext:value-type="float">
            <text:p>148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95" calcext:value-type="float">
            <text:p>147,9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830:.J863])" office:value-type="float" office:value="153.023333333333" calcext:value-type="float">
            <text:p>153,0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71" calcext:value-type="float">
            <text:p>138,7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49" calcext:value-type="float">
            <text:p>139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59" calcext:value-type="float">
            <text:p>139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53" calcext:value-type="float">
            <text:p>139,5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7" calcext:value-type="float">
            <text:p>139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47" calcext:value-type="float">
            <text:p>139,4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62" calcext:value-type="float">
            <text:p>139,6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92" calcext:value-type="float">
            <text:p>138,9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35" calcext:value-type="float">
            <text:p>139,3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28" calcext:value-type="float">
            <text:p>139,2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59" calcext:value-type="float">
            <text:p>139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26" calcext:value-type="float">
            <text:p>139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866:.J899])" office:value-type="float" office:value="139.375833333333" calcext:value-type="float">
            <text:p>139,3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01" calcext:value-type="float">
            <text:p>140,0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93" calcext:value-type="float">
            <text:p>150,9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2" calcext:value-type="float">
            <text:p>150,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8" calcext:value-type="float">
            <text:p>150,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61" calcext:value-type="float">
            <text:p>150,6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63" calcext:value-type="float">
            <text:p>150,6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62" calcext:value-type="float">
            <text:p>150,6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35" calcext:value-type="float">
            <text:p>150,3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43" calcext:value-type="float">
            <text:p>150,4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23" calcext:value-type="float">
            <text:p>151,2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41" calcext:value-type="float">
            <text:p>150,4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26" calcext:value-type="float">
            <text:p>150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902:.J935])" office:value-type="float" office:value="149.706666666667" calcext:value-type="float">
            <text:p>149,7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08" calcext:value-type="float">
            <text:p>151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67" calcext:value-type="float">
            <text:p>150,6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66" calcext:value-type="float">
            <text:p>150,6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27" calcext:value-type="float">
            <text:p>150,2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68" calcext:value-type="float">
            <text:p>150,6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66" calcext:value-type="float">
            <text:p>149,6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62" calcext:value-type="float">
            <text:p>150,6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42" calcext:value-type="float">
            <text:p>139,4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95" calcext:value-type="float">
            <text:p>139,9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05" calcext:value-type="float">
            <text:p>139,0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15" calcext:value-type="float">
            <text:p>139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938:.J971])" office:value-type="float" office:value="146.850833333333" calcext:value-type="float">
            <text:p>146,8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19" calcext:value-type="float">
            <text:p>139,1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04" calcext:value-type="float">
            <text:p>140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33" calcext:value-type="float">
            <text:p>139,3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06" calcext:value-type="float">
            <text:p>139,0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92" calcext:value-type="float">
            <text:p>139,9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15" calcext:value-type="float">
            <text:p>139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19" calcext:value-type="float">
            <text:p>139,1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79" calcext:value-type="float">
            <text:p>139,7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34" calcext:value-type="float">
            <text:p>139,3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89" calcext:value-type="float">
            <text:p>139,8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12" calcext:value-type="float">
            <text:p>139,1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57" calcext:value-type="float">
            <text:p>139,5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974:.J1007])" office:value-type="float" office:value="139.465833333333" calcext:value-type="float">
            <text:p>139,4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0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0.06" calcext:value-type="float">
            <text:p>2410,0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5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5.29" calcext:value-type="float">
            <text:p>2395,2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9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9.15" calcext:value-type="float">
            <text:p>2379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7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7.25" calcext:value-type="float">
            <text:p>2437,2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1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1.95" calcext:value-type="float">
            <text:p>2381,9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8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8.82" calcext:value-type="float">
            <text:p>2418,8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3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3.34" calcext:value-type="float">
            <text:p>2403,3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9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9.54" calcext:value-type="float">
            <text:p>2379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6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6.02" calcext:value-type="float">
            <text:p>2436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3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3.6" calcext:value-type="float">
            <text:p>2363,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8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8.72" calcext:value-type="float">
            <text:p>2418,7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8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010:.J1043])" office:value-type="float" office:value="2401.81166666667" calcext:value-type="float">
            <text:p>2.401,8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2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2.26" calcext:value-type="float">
            <text:p>1702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0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0.11" calcext:value-type="float">
            <text:p>1750,1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7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7.6" calcext:value-type="float">
            <text:p>1727,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6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6.48" calcext:value-type="float">
            <text:p>1696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0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0.38" calcext:value-type="float">
            <text:p>1730,3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0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0.14" calcext:value-type="float">
            <text:p>1750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2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2.64" calcext:value-type="float">
            <text:p>1712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8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8.32" calcext:value-type="float">
            <text:p>1708,3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5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5.72" calcext:value-type="float">
            <text:p>1755,7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3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3.94" calcext:value-type="float">
            <text:p>1723,9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4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4.77" calcext:value-type="float">
            <text:p>1704,7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9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9.59" calcext:value-type="float">
            <text:p>1749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046:.J1079])" office:value-type="float" office:value="1725.99583333333" calcext:value-type="float">
            <text:p>1.726,0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2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2.75" calcext:value-type="float">
            <text:p>1182,7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4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4.12" calcext:value-type="float">
            <text:p>1174,1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8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8.31" calcext:value-type="float">
            <text:p>1158,3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1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1.04" calcext:value-type="float">
            <text:p>1171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9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9.31" calcext:value-type="float">
            <text:p>1189,3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7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7.44" calcext:value-type="float">
            <text:p>1187,4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0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0.55" calcext:value-type="float">
            <text:p>1170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6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6.5" calcext:value-type="float">
            <text:p>1156,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2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2.85" calcext:value-type="float">
            <text:p>1162,8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5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5.44" calcext:value-type="float">
            <text:p>1195,4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5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5.32" calcext:value-type="float">
            <text:p>1195,3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3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3.19" calcext:value-type="float">
            <text:p>1173,1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082:.J1115])" office:value-type="float" office:value="1176.40166666667" calcext:value-type="float">
            <text:p>1.176,4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8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8.89" calcext:value-type="float">
            <text:p>728,8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1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1.63" calcext:value-type="float">
            <text:p>731,6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3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3.94" calcext:value-type="float">
            <text:p>733,9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5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5.79" calcext:value-type="float">
            <text:p>755,7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2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2.49" calcext:value-type="float">
            <text:p>752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9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9.87" calcext:value-type="float">
            <text:p>749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4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4.47" calcext:value-type="float">
            <text:p>754,4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4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4.65" calcext:value-type="float">
            <text:p>734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6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6.37" calcext:value-type="float">
            <text:p>736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2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2.7" calcext:value-type="float">
            <text:p>732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7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1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1.59" calcext:value-type="float">
            <text:p>751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118:.J1151])" office:value-type="float" office:value="741.615833333333" calcext:value-type="float">
            <text:p>741,6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4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4.12" calcext:value-type="float">
            <text:p>434,1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4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4.85" calcext:value-type="float">
            <text:p>434,8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4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4.36" calcext:value-type="float">
            <text:p>434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5.49" calcext:value-type="float">
            <text:p>435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2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2.52" calcext:value-type="float">
            <text:p>432,5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6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6.18" calcext:value-type="float">
            <text:p>426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1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1.05" calcext:value-type="float">
            <text:p>431,0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2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2.09" calcext:value-type="float">
            <text:p>432,0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7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7.46" calcext:value-type="float">
            <text:p>427,4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9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9.02" calcext:value-type="float">
            <text:p>429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6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6.49" calcext:value-type="float">
            <text:p>426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7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7.91" calcext:value-type="float">
            <text:p>427,9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154:.J1187])" office:value-type="float" office:value="430.961666666667" calcext:value-type="float">
            <text:p>430,9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1" calcext:value-type="float">
            <text:p>240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72" calcext:value-type="float">
            <text:p>239,7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86" calcext:value-type="float">
            <text:p>240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5" calcext:value-type="float">
            <text:p>237,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28" calcext:value-type="float">
            <text:p>242,2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18" calcext:value-type="float">
            <text:p>237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78" calcext:value-type="float">
            <text:p>236,7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61" calcext:value-type="float">
            <text:p>240,6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24" calcext:value-type="float">
            <text:p>238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27" calcext:value-type="float">
            <text:p>239,2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96" calcext:value-type="float">
            <text:p>238,9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19" calcext:value-type="float">
            <text:p>237,1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190:.J1223])" office:value-type="float" office:value="239.0575" calcext:value-type="float">
            <text:p>239,0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96" calcext:value-type="float">
            <text:p>164,9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5" calcext:value-type="float">
            <text:p>167,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89" calcext:value-type="float">
            <text:p>167,8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5" calcext:value-type="float">
            <text:p>165,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43" calcext:value-type="float">
            <text:p>167,4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86" calcext:value-type="float">
            <text:p>164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55" calcext:value-type="float">
            <text:p>167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21" calcext:value-type="float">
            <text:p>165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23" calcext:value-type="float">
            <text:p>165,2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78" calcext:value-type="float">
            <text:p>161,7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15" calcext:value-type="float">
            <text:p>167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16" calcext:value-type="float">
            <text:p>168,1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226:.J1259])" office:value-type="float" office:value="166.101666666667" calcext:value-type="float">
            <text:p>166,10</text:p>
          </table:table-cell>
        </table:table-row>
        <table:table-row table:style-name="ro1" table:number-rows-repeated="104731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258cm" svg:y="0.121cm">
            <draw:object draw:notify-on-update-of-ranges="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8.987cm" svg:x="27.307cm" svg:y="10.171cm">
            <draw:object draw:notify-on-update-of-ranges="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6cm" svg:height="8.988cm" svg:x="27.349cm" svg:y="19.997cm">
            <draw:object draw:notify-on-update-of-ranges="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8"/>
        <table:table-column table:style-name="co3" table:default-cell-style-name="ce16"/>
        <table:table-column table:style-name="co3" table:default-cell-style-name="ce24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>
            <text:p>Flocking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19" office:value-type="float" office:value="183.405833333333" calcext:value-type="float">
            <text:p>183,41</text:p>
          </table:table-cell>
          <table:table-cell table:style-name="ce19" office:value-type="float" office:value="139.47" calcext:value-type="float">
            <text:p>139,47</text:p>
          </table:table-cell>
          <table:table-cell table:style-name="ce19" office:value-type="float" office:value="146.85" calcext:value-type="float">
            <text:p>146,85</text:p>
          </table:table-cell>
          <table:table-cell table:style-name="ce19" office:value-type="float" office:value="149.71" calcext:value-type="float">
            <text:p>149,71</text:p>
          </table:table-cell>
          <table:table-cell table:style-name="ce26" office:value-type="float" office:value="139.38" calcext:value-type="float">
            <text:p>139,38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20" office:value-type="float" office:value="192.421666666667" calcext:value-type="float">
            <text:p>192,42</text:p>
          </table:table-cell>
          <table:table-cell table:style-name="ce20" office:value-type="float" office:value="153.02" calcext:value-type="float">
            <text:p>153,02</text:p>
          </table:table-cell>
          <table:table-cell table:style-name="ce20" office:value-type="float" office:value="160.66" calcext:value-type="float">
            <text:p>160,66</text:p>
          </table:table-cell>
          <table:table-cell table:style-name="ce20" office:value-type="float" office:value="149.26" calcext:value-type="float">
            <text:p>149,26</text:p>
          </table:table-cell>
          <table:table-cell table:style-name="ce27" office:value-type="float" office:value="151.69" calcext:value-type="float">
            <text:p>151,69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20" office:value-type="float" office:value="215.023333333333" calcext:value-type="float">
            <text:p>215,02</text:p>
          </table:table-cell>
          <table:table-cell table:style-name="ce20" office:value-type="float" office:value="182.08" calcext:value-type="float">
            <text:p>182,08</text:p>
          </table:table-cell>
          <table:table-cell table:style-name="ce20" office:value-type="float" office:value="171.25" calcext:value-type="float">
            <text:p>171,25</text:p>
          </table:table-cell>
          <table:table-cell table:style-name="ce20" office:value-type="float" office:value="175.99" calcext:value-type="float">
            <text:p>175,99</text:p>
          </table:table-cell>
          <table:table-cell table:style-name="ce27" office:value-type="float" office:value="178.89" calcext:value-type="float">
            <text:p>178,89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20" office:value-type="float" office:value="251.514166666667" calcext:value-type="float">
            <text:p>251,51</text:p>
          </table:table-cell>
          <table:table-cell table:style-name="ce20" office:value-type="float" office:value="198.9" calcext:value-type="float">
            <text:p>198,90</text:p>
          </table:table-cell>
          <table:table-cell table:style-name="ce20" office:value-type="float" office:value="202.15" calcext:value-type="float">
            <text:p>202,15</text:p>
          </table:table-cell>
          <table:table-cell table:style-name="ce20" office:value-type="float" office:value="196.9" calcext:value-type="float">
            <text:p>196,90</text:p>
          </table:table-cell>
          <table:table-cell table:style-name="ce27" office:value-type="float" office:value="198.49" calcext:value-type="float">
            <text:p>198,49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20" office:value-type="float" office:value="276.144166666667" calcext:value-type="float">
            <text:p>276,14</text:p>
          </table:table-cell>
          <table:table-cell table:style-name="ce20" office:value-type="float" office:value="224" calcext:value-type="float">
            <text:p>224,00</text:p>
          </table:table-cell>
          <table:table-cell table:style-name="ce20" office:value-type="float" office:value="218.7" calcext:value-type="float">
            <text:p>218,70</text:p>
          </table:table-cell>
          <table:table-cell table:style-name="ce20" office:value-type="float" office:value="220.22" calcext:value-type="float">
            <text:p>220,22</text:p>
          </table:table-cell>
          <table:table-cell table:style-name="ce27" office:value-type="float" office:value="216.42" calcext:value-type="float">
            <text:p>216,42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20" office:value-type="float" office:value="301.474166666667" calcext:value-type="float">
            <text:p>301,47</text:p>
          </table:table-cell>
          <table:table-cell table:style-name="ce20" office:value-type="float" office:value="250.85" calcext:value-type="float">
            <text:p>250,85</text:p>
          </table:table-cell>
          <table:table-cell table:style-name="ce20" office:value-type="float" office:value="245.07" calcext:value-type="float">
            <text:p>245,07</text:p>
          </table:table-cell>
          <table:table-cell table:style-name="ce20" office:value-type="float" office:value="246.63" calcext:value-type="float">
            <text:p>246,63</text:p>
          </table:table-cell>
          <table:table-cell table:style-name="ce27" office:value-type="float" office:value="243.23" calcext:value-type="float">
            <text:p>243,23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21" office:value-type="float" office:value="343.075833333333" calcext:value-type="float">
            <text:p>343,08</text:p>
          </table:table-cell>
          <table:table-cell table:style-name="ce21" office:value-type="float" office:value="269.86" calcext:value-type="float">
            <text:p>269,86</text:p>
          </table:table-cell>
          <table:table-cell table:style-name="ce21" office:value-type="float" office:value="263.39" calcext:value-type="float">
            <text:p>263,39</text:p>
          </table:table-cell>
          <table:table-cell table:style-name="ce21" office:value-type="float" office:value="261.11" calcext:value-type="float">
            <text:p>261,11</text:p>
          </table:table-cell>
          <table:table-cell table:style-name="ce28" office:value-type="float" office:value="259.99" calcext:value-type="float">
            <text:p>259,99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locking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259.99" calcext:value-type="float">
            <text:p>259,99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261.11" calcext:value-type="float">
            <text:p>261,1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63.39" calcext:value-type="float">
            <text:p>263,39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269.86" calcext:value-type="float">
            <text:p>269,86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43.23" calcext:value-type="float">
            <text:p>243,23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246.63" calcext:value-type="float">
            <text:p>246,63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45.07" calcext:value-type="float">
            <text:p>245,07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250.85" calcext:value-type="float">
            <text:p>250,85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216.42" calcext:value-type="float">
            <text:p>216,42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220.22" calcext:value-type="float">
            <text:p>220,22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218.7" calcext:value-type="float">
            <text:p>218,70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,00</text:p>
          </table:table-cell>
          <table:table-cell/>
          <table:table-cell table:style-name="ce2" office:value-type="string" calcext:value-type="string">
            <text:p>Flocking Gain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198.49" calcext:value-type="float">
            <text:p>198,49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1.02780765278076" calcext:value-type="float">
            <text:p>1,03</text:p>
          </table:table-cell>
          <table:table-cell table:style-name="ce19" table:formula="of:=[.F26]/[.E2]" office:value-type="float" office:value="0.976154806491883" calcext:value-type="float">
            <text:p>0,98</text:p>
          </table:table-cell>
          <table:table-cell table:style-name="ce19" table:formula="of:=[.F26]/[.F2]" office:value-type="float" office:value="0.957506735243691" calcext:value-type="float">
            <text:p>0,96</text:p>
          </table:table-cell>
          <table:table-cell table:style-name="ce26" table:formula="of:=[.F26]/[.G2]" office:value-type="float" office:value="1.02847132539341" calcext:value-type="float">
            <text:p>1,0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96.9" calcext:value-type="float">
            <text:p>196,90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42698122249815" calcext:value-type="float">
            <text:p>1,43</text:p>
          </table:table-cell>
          <table:table-cell table:style-name="ce20" table:formula="of:=[.F27]/[.E3]" office:value-type="float" office:value="1.35912278517781" calcext:value-type="float">
            <text:p>1,36</text:p>
          </table:table-cell>
          <table:table-cell table:style-name="ce20" table:formula="of:=[.F27]/[.F3]" office:value-type="float" office:value="1.46292822368127" calcext:value-type="float">
            <text:p>1,46</text:p>
          </table:table-cell>
          <table:table-cell table:style-name="ce27" table:formula="of:=[.F27]/[.G3]" office:value-type="float" office:value="1.43949282527963" calcext:value-type="float">
            <text:p>1,4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202.15" calcext:value-type="float">
            <text:p>202,15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2.18486379613357" calcext:value-type="float">
            <text:p>2,18</text:p>
          </table:table-cell>
          <table:table-cell table:style-name="ce20" table:formula="of:=[.F28]/[.E4]" office:value-type="float" office:value="2.32303649635037" calcext:value-type="float">
            <text:p>2,32</text:p>
          </table:table-cell>
          <table:table-cell table:style-name="ce20" table:formula="of:=[.F28]/[.F4]" office:value-type="float" office:value="2.26046934484914" calcext:value-type="float">
            <text:p>2,26</text:p>
          </table:table-cell>
          <table:table-cell table:style-name="ce27" table:formula="of:=[.F28]/[.G4]" office:value-type="float" office:value="2.22382469674101" calcext:value-type="float">
            <text:p>2,2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98.9" calcext:value-type="float">
            <text:p>198,90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3.50104742751801" calcext:value-type="float">
            <text:p>3,50</text:p>
          </table:table-cell>
          <table:table-cell table:style-name="ce20" table:formula="of:=[.F29]/[.E5]" office:value-type="float" office:value="3.44476049138428" calcext:value-type="float">
            <text:p>3,44</text:p>
          </table:table-cell>
          <table:table-cell table:style-name="ce20" table:formula="of:=[.F29]/[.F5]" office:value-type="float" office:value="3.53660910783816" calcext:value-type="float">
            <text:p>3,54</text:p>
          </table:table-cell>
          <table:table-cell table:style-name="ce27" table:formula="of:=[.F29]/[.G5]" office:value-type="float" office:value="3.50827917443364" calcext:value-type="float">
            <text:p>3,5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178.89" calcext:value-type="float">
            <text:p>178,89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4.94337053571429" calcext:value-type="float">
            <text:p>4,94</text:p>
          </table:table-cell>
          <table:table-cell table:style-name="ce20" table:formula="of:=[.F30]/[.E6]" office:value-type="float" office:value="5.06316872427984" calcext:value-type="float">
            <text:p>5,06</text:p>
          </table:table-cell>
          <table:table-cell table:style-name="ce20" table:formula="of:=[.F30]/[.F6]" office:value-type="float" office:value="5.02822177822178" calcext:value-type="float">
            <text:p>5,03</text:p>
          </table:table-cell>
          <table:table-cell table:style-name="ce27" table:formula="of:=[.F30]/[.G6]" office:value-type="float" office:value="5.11650956473524" calcext:value-type="float">
            <text:p>5,1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75.99" calcext:value-type="float">
            <text:p>175,99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6.47828051292274" calcext:value-type="float">
            <text:p>6,48</text:p>
          </table:table-cell>
          <table:table-cell table:style-name="ce20" table:formula="of:=[.F31]/[.E7]" office:value-type="float" office:value="6.63107139456755" calcext:value-type="float">
            <text:p>6,63</text:p>
          </table:table-cell>
          <table:table-cell table:style-name="ce20" table:formula="of:=[.F31]/[.F7]" office:value-type="float" office:value="6.58912811363853" calcext:value-type="float">
            <text:p>6,59</text:p>
          </table:table-cell>
          <table:table-cell table:style-name="ce27" table:formula="of:=[.F31]/[.G7]" office:value-type="float" office:value="6.68123449684114" calcext:value-type="float">
            <text:p>6,6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71.25" calcext:value-type="float">
            <text:p>171,25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8.33734158452531" calcext:value-type="float">
            <text:p>8,34</text:p>
          </table:table-cell>
          <table:table-cell table:style-name="ce21" table:formula="of:=[.F32]/[.E8]" office:value-type="float" office:value="8.54214283002392" calcext:value-type="float">
            <text:p>8,54</text:p>
          </table:table-cell>
          <table:table-cell table:style-name="ce21" table:formula="of:=[.F32]/[.F8]" office:value-type="float" office:value="8.61673241162728" calcext:value-type="float">
            <text:p>8,62</text:p>
          </table:table-cell>
          <table:table-cell table:style-name="ce28" table:formula="of:=[.F32]/[.G8]" office:value-type="float" office:value="8.65385207123351" calcext:value-type="float">
            <text:p>8,6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82.08" calcext:value-type="float">
            <text:p>182,08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51.69" calcext:value-type="float">
            <text:p>151,6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49.26" calcext:value-type="float">
            <text:p>149,26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60.66" calcext:value-type="float">
            <text:p>160,66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53.02" calcext:value-type="float">
            <text:p>153,0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39.38" calcext:value-type="float">
            <text:p>139,38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49.71" calcext:value-type="float">
            <text:p>149,71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46.85" calcext:value-type="float">
            <text:p>146,85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39.47" calcext:value-type="float">
            <text:p>139,47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43.075833333333" calcext:value-type="float">
            <text:p>343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01.474166666667" calcext:value-type="float">
            <text:p>301,4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76.144166666667" calcext:value-type="float">
            <text:p>276,1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51.514166666667" calcext:value-type="float">
            <text:p>251,51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15.023333333333" calcext:value-type="float">
            <text:p>215,0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92.421666666667" calcext:value-type="float">
            <text:p>192,4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83.405833333333" calcext:value-type="float">
            <text:p>183,4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49.915" calcext:value-type="float">
            <text:p>2249,92</text:p>
          </table:table-cell>
          <table:table-cell/>
          <table:table-cell table:style-name="ce2" office:value-type="string" calcext:value-type="string">
            <text:p>Flocking Efficiency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625.07666666667" calcext:value-type="float">
            <text:p>1625,08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513903826390382" calcext:value-type="float">
            <text:p>0,51</text:p>
          </table:table-cell>
          <table:table-cell table:style-name="ce19" table:formula="of:=[.I26]/[.I49]" office:value-type="float" office:value="0.244038701622971" calcext:value-type="float">
            <text:p>0,24</text:p>
          </table:table-cell>
          <table:table-cell table:style-name="ce19" table:formula="of:=[.J26]/[.J49]" office:value-type="float" office:value="0.159584455873949" calcext:value-type="float">
            <text:p>0,16</text:p>
          </table:table-cell>
          <table:table-cell table:style-name="ce26" table:formula="of:=[.K26]/[.K49]" office:value-type="float" office:value="0.128558915674176" calcext:value-type="float">
            <text:p>0,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107.315" calcext:value-type="float">
            <text:p>1107,32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713490611249075" calcext:value-type="float">
            <text:p>0,71</text:p>
          </table:table-cell>
          <table:table-cell table:style-name="ce20" table:formula="of:=[.I27]/[.I49]" office:value-type="float" office:value="0.339780696294453" calcext:value-type="float">
            <text:p>0,34</text:p>
          </table:table-cell>
          <table:table-cell table:style-name="ce20" table:formula="of:=[.J27]/[.J49]" office:value-type="float" office:value="0.243821370613546" calcext:value-type="float">
            <text:p>0,24</text:p>
          </table:table-cell>
          <table:table-cell table:style-name="ce27" table:formula="of:=[.K27]/[.K49]" office:value-type="float" office:value="0.179936603159954" calcext:value-type="float">
            <text:p>0,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96.358333333333" calcext:value-type="float">
            <text:p>696,36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09243189806678" calcext:value-type="float">
            <text:p>1,09</text:p>
          </table:table-cell>
          <table:table-cell table:style-name="ce20" table:formula="of:=[.I28]/[.I49]" office:value-type="float" office:value="0.580759124087591" calcext:value-type="float">
            <text:p>0,58</text:p>
          </table:table-cell>
          <table:table-cell table:style-name="ce20" table:formula="of:=[.J28]/[.J49]" office:value-type="float" office:value="0.37674489080819" calcext:value-type="float">
            <text:p>0,38</text:p>
          </table:table-cell>
          <table:table-cell table:style-name="ce27" table:formula="of:=[.K28]/[.K49]" office:value-type="float" office:value="0.277978087092627" calcext:value-type="float">
            <text:p>0,2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97.82" calcext:value-type="float">
            <text:p>397,82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1.75052371375901" calcext:value-type="float">
            <text:p>1,75</text:p>
          </table:table-cell>
          <table:table-cell table:style-name="ce20" table:formula="of:=[.I29]/[.I49]" office:value-type="float" office:value="0.861190122846071" calcext:value-type="float">
            <text:p>0,86</text:p>
          </table:table-cell>
          <table:table-cell table:style-name="ce20" table:formula="of:=[.J29]/[.J49]" office:value-type="float" office:value="0.589434851306359" calcext:value-type="float">
            <text:p>0,59</text:p>
          </table:table-cell>
          <table:table-cell table:style-name="ce27" table:formula="of:=[.K29]/[.K49]" office:value-type="float" office:value="0.438534896804205" calcext:value-type="float">
            <text:p>0,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18.356666666667" calcext:value-type="float">
            <text:p>218,36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47168526785714" calcext:value-type="float">
            <text:p>2,47</text:p>
          </table:table-cell>
          <table:table-cell table:style-name="ce20" table:formula="of:=[.I30]/[.I49]" office:value-type="float" office:value="1.26579218106996" calcext:value-type="float">
            <text:p>1,27</text:p>
          </table:table-cell>
          <table:table-cell table:style-name="ce20" table:formula="of:=[.J30]/[.J49]" office:value-type="float" office:value="0.838036963036963" calcext:value-type="float">
            <text:p>0,84</text:p>
          </table:table-cell>
          <table:table-cell table:style-name="ce27" table:formula="of:=[.K30]/[.K49]" office:value-type="float" office:value="0.639563695591905" calcext:value-type="float">
            <text:p>0,64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143.348333333333" calcext:value-type="float">
            <text:p>143,35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3.23914025646137" calcext:value-type="float">
            <text:p>3,24</text:p>
          </table:table-cell>
          <table:table-cell table:style-name="ce20" table:formula="of:=[.I31]/[.I49]" office:value-type="float" office:value="1.65776784864189" calcext:value-type="float">
            <text:p>1,66</text:p>
          </table:table-cell>
          <table:table-cell table:style-name="ce20" table:formula="of:=[.J31]/[.J49]" office:value-type="float" office:value="1.09818801893975" calcext:value-type="float">
            <text:p>1,10</text:p>
          </table:table-cell>
          <table:table-cell table:style-name="ce27" table:formula="of:=[.K31]/[.K49]" office:value-type="float" office:value="0.835154312105142" calcext:value-type="float">
            <text:p>0,84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4.16867079226265" calcext:value-type="float">
            <text:p>4,17</text:p>
          </table:table-cell>
          <table:table-cell table:style-name="ce21" table:formula="of:=[.I32]/[.I49]" office:value-type="float" office:value="2.13553570750598" calcext:value-type="float">
            <text:p>2,14</text:p>
          </table:table-cell>
          <table:table-cell table:style-name="ce21" table:formula="of:=[.J32]/[.J49]" office:value-type="float" office:value="1.43612206860455" calcext:value-type="float">
            <text:p>1,44</text:p>
          </table:table-cell>
          <table:table-cell table:style-name="ce28" table:formula="of:=[.K32]/[.K49]" office:value-type="float" office:value="1.08173150890419" calcext:value-type="float">
            <text:p>1,08</text:p>
          </table:table-cell>
        </table:table-row>
      </table:table>
      <table:named-expressions/>
      <table:database-ranges>
        <table:database-range table:name="__Anonymous_Sheet_DB__0" table:target-range-address="output_FL_128.B1:output_FL_128.B12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02:20:06.58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9T02:20:13.380000000</dc:date>
    <meta:editing-duration>PT29M48S</meta:editing-duration>
    <meta:editing-cycles>4</meta:editing-cycles>
    <meta:document-statistic meta:table-count="2" meta:cell-count="537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29cm" svg:y="0.316cm" chart:style-name="ch2">
          <text:p>Flocking 128 batches Performance</text:p>
        </chart:title>
        <chart:legend chart:legend-position="end" svg:x="14.525cm" svg:y="2.938cm" style:legend-expansion="high" chart:style-name="ch3"/>
        <chart:plot-area chart:style-name="ch4" table:cell-range-address="Graphics.A2:Graphics.G8 Graphics.B1:Graphics.G1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143.348333333333">
                <text:p>143.348333333333</text:p>
                <draw:g>
                  <svg:desc>Graphics.B2:Graphics.B8</svg:desc>
                </draw:g>
              </table:table-cell>
              <table:table-cell office:value-type="float" office:value="183.405833333333">
                <text:p>183.405833333333</text:p>
                <draw:g>
                  <svg:desc>Graphics.C2:Graphics.C8</svg:desc>
                </draw:g>
              </table:table-cell>
              <table:table-cell office:value-type="float" office:value="139.47">
                <text:p>139.47</text:p>
                <draw:g>
                  <svg:desc>Graphics.D2:Graphics.D8</svg:desc>
                </draw:g>
              </table:table-cell>
              <table:table-cell office:value-type="float" office:value="146.85">
                <text:p>146.85</text:p>
                <draw:g>
                  <svg:desc>Graphics.E2:Graphics.E8</svg:desc>
                </draw:g>
              </table:table-cell>
              <table:table-cell office:value-type="float" office:value="149.71">
                <text:p>149.71</text:p>
                <draw:g>
                  <svg:desc>Graphics.F2:Graphics.F8</svg:desc>
                </draw:g>
              </table:table-cell>
              <table:table-cell office:value-type="float" office:value="139.38">
                <text:p>139.38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8.356666666667">
                <text:p>218.356666666667</text:p>
              </table:table-cell>
              <table:table-cell office:value-type="float" office:value="192.421666666667">
                <text:p>192.421666666667</text:p>
              </table:table-cell>
              <table:table-cell office:value-type="float" office:value="153.02">
                <text:p>153.02</text:p>
              </table:table-cell>
              <table:table-cell office:value-type="float" office:value="160.66">
                <text:p>160.66</text:p>
              </table:table-cell>
              <table:table-cell office:value-type="float" office:value="149.26">
                <text:p>149.26</text:p>
              </table:table-cell>
              <table:table-cell office:value-type="float" office:value="151.69">
                <text:p>151.6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97.82">
                <text:p>397.82</text:p>
              </table:table-cell>
              <table:table-cell office:value-type="float" office:value="215.023333333333">
                <text:p>215.023333333333</text:p>
              </table:table-cell>
              <table:table-cell office:value-type="float" office:value="182.08">
                <text:p>182.08</text:p>
              </table:table-cell>
              <table:table-cell office:value-type="float" office:value="171.25">
                <text:p>171.25</text:p>
              </table:table-cell>
              <table:table-cell office:value-type="float" office:value="175.99">
                <text:p>175.99</text:p>
              </table:table-cell>
              <table:table-cell office:value-type="float" office:value="178.89">
                <text:p>178.8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96.358333333333">
                <text:p>696.358333333333</text:p>
              </table:table-cell>
              <table:table-cell office:value-type="float" office:value="251.514166666667">
                <text:p>251.514166666667</text:p>
              </table:table-cell>
              <table:table-cell office:value-type="float" office:value="198.9">
                <text:p>198.9</text:p>
              </table:table-cell>
              <table:table-cell office:value-type="float" office:value="202.15">
                <text:p>202.15</text:p>
              </table:table-cell>
              <table:table-cell office:value-type="float" office:value="196.9">
                <text:p>196.9</text:p>
              </table:table-cell>
              <table:table-cell office:value-type="float" office:value="198.49">
                <text:p>198.4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07.315">
                <text:p>1107.315</text:p>
              </table:table-cell>
              <table:table-cell office:value-type="float" office:value="276.144166666667">
                <text:p>276.144166666667</text:p>
              </table:table-cell>
              <table:table-cell office:value-type="float" office:value="224">
                <text:p>224</text:p>
              </table:table-cell>
              <table:table-cell office:value-type="float" office:value="218.7">
                <text:p>218.7</text:p>
              </table:table-cell>
              <table:table-cell office:value-type="float" office:value="220.22">
                <text:p>220.22</text:p>
              </table:table-cell>
              <table:table-cell office:value-type="float" office:value="216.42">
                <text:p>216.4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25.07666666667">
                <text:p>1625.07666666667</text:p>
              </table:table-cell>
              <table:table-cell office:value-type="float" office:value="301.474166666667">
                <text:p>301.474166666667</text:p>
              </table:table-cell>
              <table:table-cell office:value-type="float" office:value="250.85">
                <text:p>250.85</text:p>
              </table:table-cell>
              <table:table-cell office:value-type="float" office:value="245.07">
                <text:p>245.07</text:p>
              </table:table-cell>
              <table:table-cell office:value-type="float" office:value="246.63">
                <text:p>246.63</text:p>
              </table:table-cell>
              <table:table-cell office:value-type="float" office:value="243.23">
                <text:p>243.2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49.915">
                <text:p>2249.915</text:p>
              </table:table-cell>
              <table:table-cell office:value-type="float" office:value="343.075833333333">
                <text:p>343.075833333333</text:p>
              </table:table-cell>
              <table:table-cell office:value-type="float" office:value="269.86">
                <text:p>269.86</text:p>
              </table:table-cell>
              <table:table-cell office:value-type="float" office:value="263.39">
                <text:p>263.39</text:p>
              </table:table-cell>
              <table:table-cell office:value-type="float" office:value="261.11">
                <text:p>261.11</text:p>
              </table:table-cell>
              <table:table-cell office:value-type="float" office:value="259.99">
                <text:p>259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8.988cm" xlink:href=".." xlink:type="simple" chart:class="chart:bar" chart:style-name="ch1">
        <chart:title svg:x="5.163cm" svg:y="0.315cm" chart:style-name="ch2">
          <text:p>Flocking 128 batches Gain</text:p>
        </chart:title>
        <chart:legend chart:legend-position="end" svg:x="15.051cm" svg:y="3.436cm" style:legend-expansion="high" chart:style-name="ch3"/>
        <chart:plot-area chart:style-name="ch4" table:cell-range-address="Graphics.E26:Graphics.E32 Graphics.H25:Graphics.K32" chart:data-source-has-labels="both" svg:x="1.32cm" svg:y="1.299cm" svg:width="13.412cm" svg:height="6.539cm">
          <chart:coordinate-region svg:x="1.952cm" svg:y="1.501cm" svg:width="12.78cm" svg:height="5.684cm"/>
          <chart:axis chart:dimension="x" chart:name="primary-x" chart:style-name="ch5" chartooo:axis-type="auto">
            <chartooo:date-scale/>
            <chart:title svg:x="7.609cm" svg:y="8.017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53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1.02780765278076">
                <text:p>1.02780765278076</text:p>
                <draw:g>
                  <svg:desc>Graphics.H26:Graphics.H32</svg:desc>
                </draw:g>
              </table:table-cell>
              <table:table-cell office:value-type="float" office:value="0.976154806491883">
                <text:p>0.976154806491883</text:p>
                <draw:g>
                  <svg:desc>Graphics.I26:Graphics.I32</svg:desc>
                </draw:g>
              </table:table-cell>
              <table:table-cell office:value-type="float" office:value="0.957506735243691">
                <text:p>0.957506735243691</text:p>
                <draw:g>
                  <svg:desc>Graphics.J26:Graphics.J32</svg:desc>
                </draw:g>
              </table:table-cell>
              <table:table-cell office:value-type="float" office:value="1.02847132539341">
                <text:p>1.02847132539341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42698122249815">
                <text:p>1.42698122249815</text:p>
              </table:table-cell>
              <table:table-cell office:value-type="float" office:value="1.35912278517781">
                <text:p>1.35912278517781</text:p>
              </table:table-cell>
              <table:table-cell office:value-type="float" office:value="1.46292822368127">
                <text:p>1.46292822368127</text:p>
              </table:table-cell>
              <table:table-cell office:value-type="float" office:value="1.43949282527963">
                <text:p>1.4394928252796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18486379613357">
                <text:p>2.18486379613357</text:p>
              </table:table-cell>
              <table:table-cell office:value-type="float" office:value="2.32303649635037">
                <text:p>2.32303649635037</text:p>
              </table:table-cell>
              <table:table-cell office:value-type="float" office:value="2.26046934484914">
                <text:p>2.26046934484914</text:p>
              </table:table-cell>
              <table:table-cell office:value-type="float" office:value="2.22382469674101">
                <text:p>2.2238246967410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50104742751801">
                <text:p>3.50104742751801</text:p>
              </table:table-cell>
              <table:table-cell office:value-type="float" office:value="3.44476049138428">
                <text:p>3.44476049138428</text:p>
              </table:table-cell>
              <table:table-cell office:value-type="float" office:value="3.53660910783816">
                <text:p>3.53660910783816</text:p>
              </table:table-cell>
              <table:table-cell office:value-type="float" office:value="3.50827917443364">
                <text:p>3.5082791744336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.94337053571429">
                <text:p>4.94337053571429</text:p>
              </table:table-cell>
              <table:table-cell office:value-type="float" office:value="5.06316872427984">
                <text:p>5.06316872427984</text:p>
              </table:table-cell>
              <table:table-cell office:value-type="float" office:value="5.02822177822178">
                <text:p>5.02822177822178</text:p>
              </table:table-cell>
              <table:table-cell office:value-type="float" office:value="5.11650956473524">
                <text:p>5.1165095647352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.47828051292274">
                <text:p>6.47828051292274</text:p>
              </table:table-cell>
              <table:table-cell office:value-type="float" office:value="6.63107139456755">
                <text:p>6.63107139456755</text:p>
              </table:table-cell>
              <table:table-cell office:value-type="float" office:value="6.58912811363853">
                <text:p>6.58912811363853</text:p>
              </table:table-cell>
              <table:table-cell office:value-type="float" office:value="6.68123449684114">
                <text:p>6.6812344968411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8.33734158452531">
                <text:p>8.33734158452531</text:p>
              </table:table-cell>
              <table:table-cell office:value-type="float" office:value="8.54214283002392">
                <text:p>8.54214283002392</text:p>
              </table:table-cell>
              <table:table-cell office:value-type="float" office:value="8.61673241162728">
                <text:p>8.61673241162728</text:p>
              </table:table-cell>
              <table:table-cell office:value-type="float" office:value="8.65385207123351">
                <text:p>8.653852071233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4.655cm" svg:y="0.315cm" chart:style-name="ch2">
          <text:p>Flocking 128 batches Efficiency</text:p>
        </chart:title>
        <chart:legend chart:legend-position="end" svg:x="15.051cm" svg:y="3.436cm" style:legend-expansion="high" chart:style-name="ch3"/>
        <chart:plot-area chart:style-name="ch4" table:cell-range-address="Graphics.E50:Graphics.E56 Graphics.H49:Graphics.K56" chart:data-source-has-labels="both" svg:x="1.32cm" svg:y="1.299cm" svg:width="13.412cm" svg:height="6.54cm">
          <chart:coordinate-region svg:x="2.058cm" svg:y="1.501cm" svg:width="12.674cm" svg:height="5.685cm"/>
          <chart:axis chart:dimension="x" chart:name="primary-x" chart:style-name="ch5" chartooo:axis-type="auto">
            <chartooo:date-scale/>
            <chart:title svg:x="7.609cm" svg:y="8.018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04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513903826390382">
                <text:p>0.513903826390382</text:p>
                <draw:g>
                  <svg:desc>Graphics.H50:Graphics.H56</svg:desc>
                </draw:g>
              </table:table-cell>
              <table:table-cell office:value-type="float" office:value="0.244038701622971">
                <text:p>0.244038701622971</text:p>
                <draw:g>
                  <svg:desc>Graphics.I50:Graphics.I56</svg:desc>
                </draw:g>
              </table:table-cell>
              <table:table-cell office:value-type="float" office:value="0.159584455873949">
                <text:p>0.159584455873949</text:p>
                <draw:g>
                  <svg:desc>Graphics.J50:Graphics.J56</svg:desc>
                </draw:g>
              </table:table-cell>
              <table:table-cell office:value-type="float" office:value="0.128558915674176">
                <text:p>0.128558915674176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13490611249075">
                <text:p>0.713490611249075</text:p>
              </table:table-cell>
              <table:table-cell office:value-type="float" office:value="0.339780696294453">
                <text:p>0.339780696294453</text:p>
              </table:table-cell>
              <table:table-cell office:value-type="float" office:value="0.243821370613546">
                <text:p>0.243821370613546</text:p>
              </table:table-cell>
              <table:table-cell office:value-type="float" office:value="0.179936603159954">
                <text:p>0.17993660315995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09243189806678">
                <text:p>1.09243189806678</text:p>
              </table:table-cell>
              <table:table-cell office:value-type="float" office:value="0.580759124087591">
                <text:p>0.580759124087591</text:p>
              </table:table-cell>
              <table:table-cell office:value-type="float" office:value="0.37674489080819">
                <text:p>0.37674489080819</text:p>
              </table:table-cell>
              <table:table-cell office:value-type="float" office:value="0.277978087092627">
                <text:p>0.27797808709262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75052371375901">
                <text:p>1.75052371375901</text:p>
              </table:table-cell>
              <table:table-cell office:value-type="float" office:value="0.861190122846071">
                <text:p>0.861190122846071</text:p>
              </table:table-cell>
              <table:table-cell office:value-type="float" office:value="0.589434851306359">
                <text:p>0.589434851306359</text:p>
              </table:table-cell>
              <table:table-cell office:value-type="float" office:value="0.438534896804205">
                <text:p>0.43853489680420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47168526785714">
                <text:p>2.47168526785714</text:p>
              </table:table-cell>
              <table:table-cell office:value-type="float" office:value="1.26579218106996">
                <text:p>1.26579218106996</text:p>
              </table:table-cell>
              <table:table-cell office:value-type="float" office:value="0.838036963036963">
                <text:p>0.838036963036963</text:p>
              </table:table-cell>
              <table:table-cell office:value-type="float" office:value="0.639563695591905">
                <text:p>0.63956369559190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23914025646137">
                <text:p>3.23914025646137</text:p>
              </table:table-cell>
              <table:table-cell office:value-type="float" office:value="1.65776784864189">
                <text:p>1.65776784864189</text:p>
              </table:table-cell>
              <table:table-cell office:value-type="float" office:value="1.09818801893975">
                <text:p>1.09818801893975</text:p>
              </table:table-cell>
              <table:table-cell office:value-type="float" office:value="0.835154312105142">
                <text:p>0.83515431210514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.16867079226265">
                <text:p>4.16867079226265</text:p>
              </table:table-cell>
              <table:table-cell office:value-type="float" office:value="2.13553570750598">
                <text:p>2.13553570750598</text:p>
              </table:table-cell>
              <table:table-cell office:value-type="float" office:value="1.43612206860455">
                <text:p>1.43612206860455</text:p>
              </table:table-cell>
              <table:table-cell office:value-type="float" office:value="1.08173150890419">
                <text:p>1.081731508904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